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style="normal"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Základy Wi-fi techniky</text:p>
      <text:p text:style-name="Standard">Wifi je zkratka z Wireless Fidelity (bezdrátová věrnost) a patří do skupiny bezdrátových připojení k síti. Před zhruba šesti lety bylo bezdrátové připojení luxusem, který si nemohl dovolit každý. Zvrat v této skutečnosti přineslo snížení cen zařízení standardu IEEE 802.11 známého jinak jako Wi-fi. Kromě Wi-Fi existují i některé jiné standardy 802.16 Wi-Max, 802.20 Mobile -Fi.</text:p>
      <text:p text:style-name="Standard"/>
      <text:p text:style-name="Standard">Bezdrátové sítě používají elektromagnetické radiové vlnění širokých frekvencí. Oproti drátovým připojením mají některé výhody, ale také nevýhody.</text:p>
      <text:p text:style-name="Standard"/>
      <text:p text:style-name="Standard">Výhody a nevýhody Wi-fi oproti kabelovému připojení</text:p>
      <text:p text:style-name="Standard">+jednoduchá výstavba</text:p>
      <text:p text:style-name="Standard">+nezávislost na kabelu</text:p>
      <text:p text:style-name="Standard">-horší kvalita přenosu</text:p>
      <text:p text:style-name="Standard">-menší rychlost</text:p>
      <text:p text:style-name="Standard">-bezpečnost</text:p>
      <text:p text:style-name="Standard"><text:s/></text:p>
      <text:p text:style-name="Standard"/>
      <text:p text:style-name="Standard">Základní rozdělení prvků bezdrátové sítě:</text:p>
      <text:p text:style-name="Standard">Přístupové body</text:p>
      <text:p text:style-name="Standard">Přístupové body (Access Pointy či AP) jsou většinou samostatné jednotky s vlastním napájením. Často mají výstup na externí anténu a v naprosté většině případů jsou vybaveny konektorem RJ45 pro propojení se stávající ethernetovou sítí. Přístupové body slouží k vysílání signálu </text:p>
      <text:p text:style-name="Standard"/>
      <text:p text:style-name="Standard">Klientské Adaptéry</text:p>
      <text:p text:style-name="Standard">PCMCIA bezdrátové karty</text:p>
      <text:p text:style-name="Standard">PCI karty</text:p>
      <text:p text:style-name="Standard">USB adaptery</text:p>
      <text:p text:style-name="Standard">miniPCI karty</text:p>
      <text:p text:style-name="Standard"/>
      <text:p text:style-name="Standard"/>
      <text:p text:style-name="Standard">Architektura Wi-Fi</text:p>
      <text:p text:style-name="Standard">Většina sítí založených na WiFi funguje na buňkovém principu, kdy centrální přístupový bod zprostředkovává připojení všem klientům v dosahu a body dohromady tvoří jakousi plástev - analogicky s GSM sítí. Přístupový bod si můžeme představit jako "elektrickou zásuvku" a klienty pak jako "elektrické spotřebiče". Z tohoto přirovnání vidíme, že je nesmyslné spárovat dva klienty či dva přístupové body. Výjimkou z tohoto pravidla jsou režim WDS u přístupových bodů a režimu ad-hoc u klientů. <text:s/></text:p>
      <text:p text:style-name="Standard"/>
      <text:p text:style-name="P1"><text:s/>Režim WDS (Wireless Distribution System)je nadstavba nad původní normu 802.11, která umožňuje bezdrátové propojení dvou access pointů. Takto lze propojit až 6 zařízení, přičemž všechna tato zařízení pracují na stejném kanálu a o přenosovou rychlost se dělí rovným dílem. Z toho vyplývá, že použití tohoto režimu je krajně nevhodné v rozsáhlých sítích, kde již tak máme problémy s přenosovou rychlostí. </text:p>
      <text:p text:style-name="Standard"/>
      <text:p text:style-name="P1">Režim ad-hoc slouží k propojení více klientských zařízení bez nutnosti přístupového bodu. V principu pak celá síť pracuje tak, že první spuštěný klient vytvoří jakýsi imaginární access point, který pak řídí další komunikaci všech ostatních klientů, kteří však komunikují navzájem přímo, tj. bez toho jednoho "hlavního" klienta. Nevýhody jsou zjevné - při vypnutí "hlavního" počítače se na malý okamžik síť rozpadne, a to až do doby, než se funkce "hlavního" PC ujme další klient (většinou zcela náhodně).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9-01-05T08:36:16</meta:creation-date>
    <dc:date>2009-01-05T18:07:04</dc:date>
    <dc:language>cs-CZ</dc:language>
    <meta:editing-cycles>5</meta:editing-cycles>
    <meta:editing-duration>PT3H56M51S</meta:editing-duration>
    <meta:user-defined meta:name="Info 1"/>
    <meta:user-defined meta:name="Info 2"/>
    <meta:user-defined meta:name="Info 3"/>
    <meta:user-defined meta:name="Info 4"/>
    <meta:document-statistic meta:table-count="0" meta:image-count="0" meta:object-count="0" meta:page-count="1" meta:paragraph-count="22" meta:word-count="371" meta:character-count="2511"/>
  </office:meta>
</office:document-meta>
</file>